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Corpus_20_Note">
      <style:text-properties fo:color="#ff0000"/>
    </style:style>
    <style:style style:name="P4" style:family="paragraph" style:parent-style-name="Corpus_20_A">
      <style:text-properties fo:color="#ff0000"/>
    </style:style>
    <style:style style:name="P5" style:family="paragraph" style:parent-style-name="Title_20_Shobido_20_2">
      <style:text-properties fo:color="#ff0000"/>
    </style:style>
    <style:style style:name="T1" style:family="text">
      <style:text-properties fo:font-weight="bold" style:font-weight-asian="bold" style:font-weight-complex="bold"/>
    </style:style>
    <style:style style:name="T2"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lasses</text:h>
      <text:p text:style-name="Title_20_Shobido_20_2">Fantassin</text:p>
      <text:p text:style-name="Corpus_20_A">Désigne un soldat d'infanterie. C'est le contraire d'un « blindé ».</text:p>
      <text:p text:style-name="Title_20_Shobido_20_2">Soldat</text:p>
      <text:p text:style-name="Corpus_20_A">Désigne le membre générique d'une unité. C'est aussi le plus petit constituant possible d'une unité.</text:p>
      <text:p text:style-name="Title_20_Shobido_20_2">Personnage</text:p>
      <text:p text:style-name="Corpus_20_A">Désigne tout soldat se distinguant par son rôle de commandant ou par la spécificité de son équipement ou de ses caractéristiques au sein de son unité.</text:p>
      <text:p text:style-name="Title_20_Shobido_20_2">Unité</text:p>
      <text:p text:style-name="Corpus_20_A">Désigne un groupe de soldats dont les caractéristiques sont homogènes ou considérées comme telles à un moment donné. </text:p>
      <text:p text:style-name="Corpus_20_A">Par extension, cela désigne tout groupe de soldat <text:s/>d'un même type (fantassins, véhicules ou affûts), situés à proximité les uns des autres, <text:s/>qui reçoivent un ordre commun. </text:p>
      <text:p text:style-name="Corpus_20_A">Une unité peut inclure un ou plusieurs personnages tant que les <text:s/>disparités du soldat générique par rapport au personnage n'ont pas d'incidence notable.</text:p>
      <text:p text:style-name="Title_20_Shobido_20_2">Blindé</text:p>
      <text:p text:style-name="Corpus_20_A">Désigne une classe de soldat singulier bénéficiant d'un blindage de classe supérieur et d'une fiche de référence qui lui est propre, permettant en outre de tenir à jour les dégâts qui lui sont infligés.</text:p>
      <text:p text:style-name="Corpus_20_A">Chaque blindé forme en lui même une unité qui ne peut être rattachée à aucune autre unité.</text:p>
      <text:p text:style-name="Corpus_20_A">C'est le contraire de « fantassin ».</text:p>
      <text:p text:style-name="Title_20_Shobido_20_2">Véhicule</text:p>
      <text:p text:style-name="Corpus_20_A">Désigne un blindé doté d'un système de propulsion propre et d'un équipage.</text:p>
      <text:p text:style-name="Corpus_20_A">Autrement dit tout blindé autre qu'un affût.</text:p>
      <text:p text:style-name="Title_20_Shobido_20_2">Affut</text:p>
      <text:p text:style-name="Corpus_20_A">Désigne un blindé manœuvré par des fantassins. </text:p>
      <text:p text:style-name="Corpus_20_A">Autrement dit tout blindé qui n'est pas un véhicule.</text:p>
      <text:p text:style-name="Corpus_20_A">Un affut ne peut recevoir que les ordres :</text:p>
      <text:p text:style-name="Corpus_20_Note">1. « tir appuyé »</text:p>
      <text:p text:style-name="Corpus_20_Note">2. « déplacement »</text:p>
      <text:p text:style-name="Corpus_20_A">Un affut est manœuvré par des fantassins. Les fantassins assignés à l'affut sont remplaçables.</text:p>
      <text:p text:style-name="Corpus_20_A">Les fantassins qui manœuvrent l'affut sont affecté de l'état « servant ».</text:p>
      <text:p text:style-name="Corpus_20_A">On peut faire entrer un affut dans un bâtiment. On peut tirer depuis le bâtiment s'il possède une ouverture adaptée, (vers le haut pour l'artillerie).</text:p>
      <text:p text:style-name="Corpus_20_A">Si une grenade antichar est fixée sur un affut, l'affut est automatiquement détruit à la fin du tour, au moment de l'explosion de la grenade.</text:p>
      <text:p text:style-name="Corpus_20_A">Les tirs prenant pour cible les affûts sont résolus comme les tirs contre l'infanterie, les dégâts eux sont résolus comme ceux de n'importe quel blindé.</text:p>
      <text:p text:style-name="Title_20_Shobido_20_2">Équipage</text:p>
      <text:p text:style-name="Corpus_20_A">Désigne l'ensemble des fantassins virtuels qui sont assignés au fonctionnement d'un véhicule. </text:p>
      <text:p text:style-name="Corpus_20_A">Contrairement à un fantassin assigné à un affut, l'équipage n'existe que virtuellement. Il n'a ni coût, ni existence physique. </text:p>
      <text:p text:style-name="Corpus_20_A">En conséquent, l'équipage ne peut sortir d'un véhicule, il est irremplaçable et sa destruction marque la fin de l'activité d'un véhicule.</text:p>
      <text:h text:style-name="Title_20_Shobido_20_1" text:outline-level="1"><text:soft-page-break/>Situations</text:h>
      <text:p text:style-name="Title_20_Shobido_20_2">crash</text:p>
      <text:p text:style-name="Corpus_20_A">Désigne une situation.</text:p>
      <text:p text:style-name="Corpus_20_A">Lorsqu'un véhicule « antigrav » est « immobilisé » ou qu'il perd tous ses points « équipage » il se crash.</text:p>
      <text:p text:style-name="Corpus_20_A">Un véhicule qui se crash effectue :</text:p>
      <text:p text:style-name="Corpus_20_Note">1. Un « jet de dégâts groupés » s'il était en « tir appuyé ».</text:p>
      <text:p text:style-name="Corpus_20_Note">2. Deux « jets de dégâts groupés » s'il était en « manœuvre ».</text:p>
      <text:p text:style-name="Corpus_20_Note">3. Trois « jets de dégâts groupés » s'il était en « mouvement ».</text:p>
      <text:p text:style-name="Corpus_20_A">Avec un perçage et une charge explosive de 0.</text:p>
      <text:p text:style-name="Corpus_20_A">Le véhicule est posé sur le sol pour marquer le fait qu'il s'est crashé.</text:p>
      <text:p text:style-name="Title_20_Shobido_20_2">Incertain</text:p>
      <text:p text:style-name="Corpus_20_A">Désigne une situation.</text:p>
      <text:p text:style-name="Corpus_20_A">En cas d'égalité, ou si la différence de score est de 3 au maximum, le résultat d'un duel est déclaré « incertain » et l'issue se joue sur la valeur d'initiative des duellistes.</text:p>
      <text:h text:style-name="Title_20_Shobido_20_1" text:outline-level="1">Actions</text:h>
      <text:p text:style-name="Title_20_Shobido_20_2">assaut</text:p>
      <text:p text:style-name="Corpus_20_A">Désigne une action.</text:p>
      <text:p text:style-name="Corpus_20_A">C'est une action offensive de corps à corps dirigée contre un blindé qui doit être effectuée pendant la phase de mouvement. L'agresseur se rue sur sa cible blindée pour utiliser contre elle soit son arme de corps à corps soit une grenade antichar.</text:p>
      <text:h text:style-name="Title_20_Shobido_20_1" text:outline-level="1"><text:soft-page-break/>Ordres et états</text:h>
      <text:p text:style-name="Title_20_Shobido_20_2">Valide</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INVALIDE</text:p>
      <text:p text:style-name="Corpus_20_A">Désigne un soldat qui n'est pas « valide ».</text:p>
      <text:p text:style-name="Corpus_20_A">Par extension c'est donc un soldat qui est soit « bloqué », soit « au tapis ».</text:p>
      <text:p text:style-name="Title_20_Shobido_20_2">AU TAPIS</text:p>
      <text:p text:style-name="Corpus_20_A">Désigne l'état d'un soldat qui se trouve sévèrement touché, dont les capacités de combat ne sont plus présentes mais évoluent encore. On signale l'état « au tapis » d'un soldat soit par un pion dédié à cet effet, soit en couchant le soldat sur le <text:span text:style-name="T1">dos</text:span>.</text:p>
      <text:p text:style-name="Corpus_20_A">Un soldat au tapis perd sa capacité à effectuer et recevoir des ordres, des capacités et des compétences. Sa seule action au cours du tour est d'effectuer un jet de blessure lors de la phase de ralliement <text:span text:style-name="T2">(5.7)</text:span></text:p>
      <text:p text:style-name="Corpus_20_A">Un soldat au tapis pris pour cible est considéré comme une cible normale, sans modificateur d'ordre.</text:p>
      <text:p text:style-name="P4">Un soldat bloqué s'il est engagé en corps à corps est automatiquement débloqué et retrouve un état « valide » immédiatement, il combat néanmoins avec un malus de -2 à sa CC pour ce tour.</text:p>
      <text:p text:style-name="Title_20_Shobido_20_2">Servant</text:p>
      <text:p text:style-name="Corpus_20_A">Désigne l'état d'un soldat qui utilise une arme sur affut. Les servants peuvent être n'importe quels soldats d'infanterie légère ou élite en contact avec l'affût durant la phase de gestion des réserves.</text:p>
      <text:p text:style-name="Title_20_Shobido_20_2">bloqué</text:p>
      <text:p text:style-name="Corpus_20_A">Désigne un état de prostration, qui empêche le soldat de continuer à agir. On signale l'état « bloqué » d'un soldat soit par un pion dédié à cet effet, soit en couchant le soldat sur le <text:span text:style-name="T1">ventre</text:span>.</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mais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ENGAGE</text:p>
      <text:p text:style-name="Corpus_20_A"/>
      <text:h text:style-name="Title_20_Shobido_20_1" text:outline-level="1"><text:soft-page-break/>Modificateurs</text:h>
      <text:p text:style-name="Title_20_Shobido_20_2">modificateur de couvert</text:p>
      <text:p text:style-name="Corpus_20_A">Réduit la probabilité de toucher un fantassin ou un affut selon qu'il est visible totalement ou non depuis le point de vue du tireur.</text:p>
      <text:p text:style-name="Corpus_20_B">Vue « NULLE »</text:p>
      <text:p text:style-name="Corpus_20_A">Désigne le cas ou le tireur voit moins de 10% de sa cible et ne peut donc pas tirer.</text:p>
      <text:p text:style-name="Corpus_20_B">Vue « PARTIELLE »</text:p>
      <text:p text:style-name="Corpus_20_A">Désigne le cas ou le tireur voit de 10% à 50% de sa cible et est donc affligé d'un malus de -2 à son tir.</text:p>
      <text:p text:style-name="Corpus_20_B">Vue « GLOBALE »</text:p>
      <text:p text:style-name="Corpus_20_A">Désigne le cas ou le tireur voit de 50% à 90% de sa cible et est donc affligé d'un malus de -1 à son tir.</text:p>
      <text:p text:style-name="Corpus_20_B">Vue « TOTALE »</text:p>
      <text:p text:style-name="Corpus_20_A">Désigne le cas ou le tireur voit plus de 90% de sa cible et n'est donc affligé d'aucun malus.</text:p>
      <text:p text:style-name="Title_20_Shobido_20_2">modificateur de camouflage</text:p>
      <text:p text:style-name="Corpus_20_A">Augmente ou réduit la probabilité de toucher un fantassin selon son ordre.</text:p>
      <text:p text:style-name="Title_20_Shobido_20_2">modificateur de portée</text:p>
      <text:p text:style-name="Corpus_20_A">Augmente ou réduit la probabilité de toucher un fantassin ou un blindé selon l'arme et la distance du tireur.</text:p>
      <text:p text:style-name="Title_20_Shobido_20_2">modificateur de tir</text:p>
      <text:p text:style-name="Corpus_20_A">Augmente ou réduit la probabilité de toucher un fantassin ou un blindé selon l'ordre qu'a reçu le tireur.</text:p>
      <text:p text:style-name="Title_20_Shobido_20_2">Modificateur de toucher</text:p>
      <text:p text:style-name="Corpus_20_A">Réduit la probabilité de toucher un blindé selon sa taille et sa vitesse.</text:p>
      <text:p text:style-name="Corpus_20_A"/>
      <text:h text:style-name="Title_20_Shobido_20_1" text:outline-level="1">Armes</text:h>
      <text:p text:style-name="Title_20_Shobido_20_2">artillerie</text:p>
      <text:p text:style-name="Corpus_20_A">Désigne un type d'arme.</text:p>
      <text:p text:style-name="Corpus_20_A">L'artillerie possède la capacité à tirer en cloche, et par extension à tirer à tout endroit découvert du terrain..</text:p>
      <text:p text:style-name="Corpus_20_A">L'artillerie se définit selon un codage de la forme «  V/W X-Y Z  », où :</text:p>
      <text:p text:style-name="Corpus_20_Note">V est une variable qui désigne le nombre de tir de l'arme par tour.</text:p>
      <text:p text:style-name="Corpus_20_Note">W est une variable qui désigne le nombre de marqueurs de dispersion de l'arme.</text:p>
      <text:p text:style-name="Corpus_20_Note">X est une variable qui désigne la distance minimale qui sépare chaque pion d'au moins un autre.</text:p>
      <text:p text:style-name="Corpus_20_Note">Y est une variable qui désigne la distance maximale qui sépare chaque pion d'au moins un autre.</text:p>
      <text:p text:style-name="Corpus_20_Note">Z est une variable qui désigne le rayon du gabarit d'air d'effet associé à l'arme.</text:p>
      <text:p text:style-name="Corpus_20_A"/>
      <text:p text:style-name="Corpus_20_A">Un mortier a un profil d'artillerie qui est :</text:p>
      <text:p text:style-name="Corpus_20_Note">2/6 5-5 2.5</text:p>
      <text:p text:style-name="Corpus_20_Note">Cela signifie que le mortier effectue 2 tirs dispersés sur 6 points différents au maximum, espacés d'un minimum de 5ps et d'un maximum de 5ps d'un marqueur à un autre, et que chaque tir touche tous les soldats présents sous un gabarit de 2.5ps de rayon centré sur le marqueur cible.</text:p>
      <text:p text:style-name="Corpus_20_A"/>
      <text:p text:style-name="Corpus_20_A">La résolution d'un tir d'artillerie est soumise à un jet de dispersion. Ce jet définit le marqueur parmi ceux associés à l'arme qui correspond à l'impact du projectile. S'il n'y à qu'un seul marqueur associé à l'arme présent sur le terrain, la dispersion est inutile puisque l'arme a atteint son degré de précision maximal et fera mouche automatiquement.</text:p>
      <text:p text:style-name="Corpus_20_A"/>
      <text:p text:style-name="Corpus_20_A"><text:soft-page-break/>Un mortier effectue deux tirs, il effectue donc deux jets de dispersion distincts à chaque tour. Au contraire un obusier n'a qu'un tir, il n'effectue qu'un seul jet de dispersion, avec 3 points d'impacts possibles au maximum.</text:p>
      <text:p text:style-name="Corpus_20_A">S'il affine son tir, un obusier peut rapidement n'avoir plus qu'un seul marqueur présent sur le terrain, il tirera alors tous les tours au même endroit, sans aucune dispersion. Son tir est alors très précis mais aussi totalement prévisible pour l'ennemi. Un tir d'une telle précision est efficace contre les cibles fixes uniquement : bâtiments, affuts adverses, objectifs... </text:p>
      <text:p text:style-name="Corpus_20_A">Au contraire, un tir normal d'obusier est dispersé sur 3 points et n'est donc pas susceptible de toucher à chaque coup, mais sera grandement dissuasif pour l'adversaire qui réfléchira à 2 fois avant de mettre ses troupes dans le champs d'action de votre obusier.</text:p>
      <text:p text:style-name="Corpus_20_A">L'utilisation optimale d'un obusier est de réussir à prendre pour cible 3 cibles fixes ou peu mobiles en même temps, ainsi aucun tir n'est perdu et l'ennemi sera obligé de garder en mouvement des unités dont ce n'est pas le rôle.</text:p>
      <text:p text:style-name="Corpus_20_A">De son coté le mortier offre une surface d'action bien plus grande avec des chances de succès quasi équivalentes, mais des dégâts un peu moindres. Il n'est d'aucune utilité contre les cibles fixes, mais permet en revanche de frapper très efficacement l'infanterie en mouvement, de mettre la pression sur l'<text:tab/>armée adverses et les points clés du terrain.</text:p>
      <text:p text:style-name="Corpus_20_A"/>
      <text:p text:style-name="Corpus_20_A">La gestion des marqueurs de dispersion se fait durant la phase d'ordres, au moment de la phase d'artillerie.</text:p>
      <text:p text:style-name="Corpus_20_A">Durant cette phase, toute les pièces d'artillerie qui ont au moins un servant ont la possibilité de :</text:p>
      <text:p text:style-name="Corpus_20_A">1. Effectuer un tir de réglage.</text:p>
      <text:p text:style-name="Corpus_20_A">Si ses marqueurs ne sont actuellement pas placés sur le terrain, la pièce place tous ses marqueurs de dispersion sur le terrain et peut tirer à ce tour.</text:p>
      <text:p text:style-name="Corpus_20_A">2. Se repositionner.</text:p>
      <text:p text:style-name="Corpus_20_A">La pièce enlève tous les marqueurs de dispersion qu'elle a actuellement sur le terrain, elle ne peut pas tirer à ce tour.</text:p>
      <text:p text:style-name="Corpus_20_A">3. Continuer à tirer sur une cible.</text:p>
      <text:p text:style-name="Corpus_20_A">La pièce peut déplacer ou enlever un de ses marqueurs de dispersion actuellement sur le terrain et tirer à ce tour.</text:p>
      <text:p text:style-name="Title_20_Shobido_20_2">Lourde « X »</text:p>
      <text:p text:style-name="Corpus_20_A">Désigne un type d'arme. Une arme lourde ne peut être utilisée par un fantassin que s'il a reçu un ordre de « tir appuyé ».</text:p>
      <text:p text:style-name="Corpus_20_A">« X » indique le nombre de tir que l'on peut effectuer avec cet arme en un seul tour.</text:p>
      <text:p text:style-name="Title_20_Shobido_20_2">Antichar</text:p>
      <text:p text:style-name="Corpus_20_A">Désigne un type d'arme. Une arme antichar ne peut être utilisé que contre des blindés.</text:p>
      <text:h text:style-name="Title_20_Shobido_20_1" text:outline-level="1"><text:soft-page-break/>Divers</text:h>
      <text:p text:style-name="Title_20_Shobido_20_2">Faction</text:p>
      <text:p text:style-name="Corpus_20_A">Désigne chacune des 10 entités politiques et militaires proposées dans ce jeu.</text:p>
      <text:p text:style-name="Corpus_20_A">Ce sont dans leur ordre standard :</text:p>
      <text:p text:style-name="Corpus_20_Note">1. L'Empire</text:p>
      <text:p text:style-name="Corpus_20_Note">2. L'Inquisition</text:p>
      <text:p text:style-name="Corpus_20_Note">3. Le Chaos</text:p>
      <text:p text:style-name="Corpus_20_Note">4. Les Eldars</text:p>
      <text:p text:style-name="Corpus_20_Note">5. Les Raiders</text:p>
      <text:p text:style-name="Corpus_20_Note">6. Les Orks</text:p>
      <text:p text:style-name="Corpus_20_Note">7. Les Gretchins</text:p>
      <text:p text:style-name="Corpus_20_Note">8. Les Taus</text:p>
      <text:p text:style-name="Corpus_20_Note">9. Les Ruches</text:p>
      <text:p text:style-name="Corpus_20_Note">10. Les Autonomes</text:p>
      <text:p text:style-name="Title_20_Shobido_20_2">Pas</text:p>
      <text:p text:style-name="Corpus_20_A">Abrégé en « ps », le « pas » est l'unité de distance utilisée par GW, il vaut 2,5cm à notre échelle, et environ 1m à l'échelle du jeu. </text:p>
      <text:p text:style-name="Title_20_Shobido_20_2">perçage</text:p>
      <text:p text:style-name="Corpus_20_A">Capacité d'une arme à percer un blindage.</text:p>
      <text:p text:style-name="Title_20_Shobido_20_2">charge explosive</text:p>
      <text:p text:style-name="Corpus_20_A">Capacité d'une arme à occasionner des dégâts aux structures et aux blindés.</text:p>
      <text:p text:style-name="Title_20_Shobido_20_2">résistance</text:p>
      <text:p text:style-name="Corpus_20_A">Capacité d'une structure ou d'un blindé à résister aux dégâts.</text:p>
      <text:p text:style-name="Title_20_Shobido_20_2">blindage</text:p>
      <text:p text:style-name="Corpus_20_A">Ensemble. Partie du blindé qui rehausse temporairement sa résistance. En général, plus un blindé prend de dégâts et plus son blindage diminue.</text:p>
      <text:p text:style-name="Title_20_Shobido_20_2">marqueur de dispersion</text:p>
      <text:p text:style-name="Corpus_20_A">Désigne un pion servant à localiser les différentes possibilités de dispersion d'un tir d'artillerie.</text:p>
      <text:p text:style-name="Title_20_Shobido_20_2">ensemble</text:p>
      <text:p text:style-name="Corpus_20_A">Désigne une partie du véhicule.</text:p>
      <text:p text:style-name="Corpus_20_A">Chaque ensemble dispose d'un certain nombre de « points » qui définissent sa résistance.</text:p>
      <text:p text:style-name="Corpus_20_A">Chaque ensemble d'un véhicule peut être détruit séparément.</text:p>
      <text:p text:style-name="Title_20_Shobido_20_2">Réserve :</text:p>
      <text:p text:style-name="Corpus_20_A">Désigne les soldats du contingent qui n'ont pas encore été déployées. Les unités en réserve sont donc des renforts potentiels qui rentrent sur le terrain par la « zone de soutien » ou par le biais d'une compétence (« infiltration » / « parachutage » / « téléportation ») à partir du début du tour 7.</text:p>
      <text:p text:style-name="Title_20_Shobido_20_2">Gabarit</text:p>
      <text:p text:style-name="Corpus_20_A">Il existe 2 gabarits à W40K SE :</text:p>
      <text:p text:style-name="Corpus_20_A">Le gabarit de flamme, noté GF ou Gab F qui représente une trainée de feu.</text:p>
      <text:p text:style-name="Corpus_20_A">Le gabarit d'explosion de 2,5ps de rayon, noté G2.5 qui représente l'air d'effet des grenades et autres explosions.</text:p>
      <text:p text:style-name="Corpus_20_A">Ces deux gabarits peuvent être découpés à la fin du livre de regle.</text:p>
      <text:h text:style-name="Title_20_Shobido_20_1" text:outline-level="1"><text:soft-page-break/>zones</text:h>
      <text:p text:style-name="Title_20_Shobido_20_2">zone de déploiement</text:p>
      <text:p text:style-name="Corpus_20_A">Désigne une surface dans laquelle un contingent peut se déployer au début d'une bataille.</text:p>
      <text:p text:style-name="Title_20_Shobido_20_2">zone de soutien</text:p>
      <text:p text:style-name="Corpus_20_A">Désigne une surface par laquelle les soldats en réserve d'un contingent peuvent se déployer au cours d'une bataille.</text:p>
      <text:p text:style-name="Title_20_Shobido_20_2">zone de retraite</text:p>
      <text:p text:style-name="Corpus_20_A">Désigne une surface par laquelle les soldats d'un contingent peuvent sortir du conflit de manière sûre.</text:p>
      <text:p text:style-name="Corpus_20_A">Ainsi, tout soldat qui sort de la table par la « zone de retraite » peut être considéré comme survivant.</text:p>
      <text:p text:style-name="Corpus_20_A">ATTENTION : Les « personnages objectifs » ne peuvent sortir qu'une fois qu'on a « sonné la retraite ».</text:p>
      <text:p text:style-name="Title_20_Shobido_20_2">zone de parachutage</text:p>
      <text:p text:style-name="Corpus_20_A">Désigne une surface de déploiement spécifique, immédiate et unique à un moment de la bataille.</text:p>
      <text:p text:style-name="Corpus_20_A">Les zones de parachutages sont propres à chaque unité qui utilise la compétence, ce sont des zones aléatoires d'entrée des réserves possédant la compétence « parachutage ».</text:p>
      <text:p text:style-name="Corpus_20_A">Il n'est pas nécessaire de marquer les zones de parachutages puisqu'elles sont à usage immédiat et unique.</text:p>
      <text:p text:style-name="Title_20_Shobido_20_2">terrain difficile</text:p>
      <text:p text:style-name="Corpus_20_A">Désigne une zone dont la traversée est soumise à un risque quelconque.</text:p>
      <text:p text:style-name="Corpus_20_A">Tout fantassin qui traverse un terrain difficile doit réussir un test d'initiative ou subir les effets néfastes de ce terrain (cf : types de terrains difficiles).</text:p>
      <text:p text:style-name="Corpus_20_A">Les différents types sont :</text:p>
      <text:p text:style-name="Corpus_20_Note">champs de mines (touche svg -3 Gab 2R5 )</text:p>
      <text:p text:style-name="Corpus_20_Note">sables mouvants (blessure)</text:p>
      <text:p text:style-name="Corpus_20_Note">marécages (touche svg-3)</text:p>
      <text:p text:style-name="Corpus_20_Note">passage à guet (touche)</text:p>
      <text:p text:style-name="Corpus_20_Note">vase (blocage)</text:p>
      <text:p text:style-name="Title_20_Shobido_20_2">Nuage</text:p>
      <text:p text:style-name="Corpus_20_A">Désigne 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p text:style-name="P5">zone de contrôle</text:p>
      <text:p text:style-name="P4">Désigne l'aire de 1ps de rayon autour de tout soldat valide. </text:p>
      <text:p text:style-name="P4">Elle définit un espace qui ne peut être franchi par <text:s/>l'ennemi sans engager un combat, et on lui attribue donc plusieurs caractéristiques :</text:p>
      <text:p text:style-name="P3">1. Infranchissable par un déplacement ennemi autre qu'une charge.</text:p>
      <text:p text:style-name="P3">2. Au contact d'un ennemi ayant reçu un ordre de charge ou effectuant un déplacement de « panique », avec une zone de contrôle, le soldat qui a chargé et son adversaire dont la zone de contrôle est envahie sont engagés et doivent effectuer un combat au corps à corps.</text:p>
      <text:p text:style-name="P3">3. Il ne peut y avoir une présence ennemie dans cette aire qu'au moment de la résolution d'un engagement. A la fin d'un engagement il ne peut demeurer aucun soldat valide dans une zone de contrôle ennemie.</text:p>
      <text:p text:style-name="Corpus_20_A"/>
      <text:h text:style-name="Title_20_Shobido_20_1" text:outline-level="1"><text:soft-page-break/>Objectifs</text:h>
      <text:p text:style-name="Title_20_Shobido_20_3">PRINCIPAUX</text:p>
      <text:p text:style-name="Title_20_Shobido_20_2">Saccager</text:p>
      <text:p text:style-name="Corpus_20_A">Objectif. Chacun des trois pions butins a une valeur supplémentaire de 0,5 points de victoire.</text:p>
      <text:p text:style-name="Title_20_Shobido_20_2">Récupérer</text:p>
      <text:p text:style-name="Corpus_20_A">Objectif. Un seul des trois pions butins a une valeur supplémentaire de 1,5 points de victoire. Le pion butin spécial est déterminé au hasard.</text:p>
      <text:p text:style-name="Title_20_Shobido_20_2">Conquérir</text:p>
      <text:p text:style-name="Corpus_20_A">Objectif. Le joueur qui se rend maître du terrain à la fin de la partie remporte 1,5 points de victoire supplémentaires.</text:p>
      <text:p text:style-name="Title_20_Shobido_20_3">Secondaires</text:p>
      <text:p text:style-name="Title_20_Shobido_20_2">PILLER</text:p>
      <text:p text:style-name="Corpus_20_A">Objectif. Récupérer la totalité des pions butins rapporte 1 point de victoire supplémentaire.</text:p>
      <text:p text:style-name="Title_20_Shobido_20_2">CAPTURER</text:p>
      <text:p text:style-name="Corpus_20_A">Objectif. Récupérer le pion du personnage objectif adverse rapporte 1 point de victoire supplémentaire.</text:p>
      <text:p text:style-name="Title_20_Shobido_20_2">Tenir</text:p>
      <text:p text:style-name="Corpus_20_A">Objectif. Être maître du terrain à la fin de la partie rapporte 1 point de victoire supplémentaire.</text:p>
      <text:p text:style-name="Corpus_20_A"/>
      <text:p text:style-name="Corpus_20_A"/>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Notions</text:p>
      </style:header>
      <style:footer>
        <text:p text:style-name="MP1">3 <text:s/>: <text:s/><text:page-number text:select-page="current">5</text:page-number> / <text:page-count>8</text:page-count></text:p>
      </style:footer>
      <style:footer-left>
        <text:p text:style-name="MP2">3 <text:s/>: <text:s/><text:page-number text:select-page="current">8</text:page-number> / <text:page-count>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4-12-12T17:30:57.89</dc:date>
    <meta:editing-cycles>65</meta:editing-cycles>
    <meta:editing-duration>P1DT23H48M9S</meta:editing-duration>
    <meta:document-statistic meta:table-count="0" meta:image-count="0" meta:object-count="0" meta:page-count="8" meta:paragraph-count="209" meta:word-count="2709" meta:character-count="15377"/>
    <meta:user-defined meta:name="Info 1"/>
    <meta:user-defined meta:name="Info 2"/>
    <meta:user-defined meta:name="Info 3"/>
    <meta:user-defined meta:name="Info 4"/>
  </office:meta>
</office:document-meta>
</file>